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0.75cm" fo:min-width="18cm"/>
    </style:style>
    <style:style style:name="gr2" style:family="graphic" style:parent-style-name="standard">
      <style:graphic-properties draw:fill="solid" draw:fill-color="#eeeeee" draw:textarea-horizontal-align="justify" draw:textarea-vertical-align="top" draw:auto-grow-height="false" fo:min-height="8.744cm" fo:min-width="3.5cm" draw:shadow="visible"/>
    </style:style>
    <style:style style:name="gr3" style:family="graphic" style:parent-style-name="standard">
      <style:graphic-properties draw:fill="solid" draw:fill-color="#eeeeee" draw:textarea-horizontal-align="justify" draw:textarea-vertical-align="top" draw:auto-grow-height="false" fo:min-height="8.75cm" fo:min-width="11.5cm" draw:shadow="visible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2.75cm" fo:min-width="1.5cm" draw:shadow="visibl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1.5cm" draw:shadow="visib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6.75cm" fo:min-width="1.5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Linienspitzen_20_1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Linienspitzen_20_1" draw:marker-end-width="0.3cm" svg:stroke-opacity="25%" draw:fill="none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Fine_20_Dashed" draw:marker-end="Linienspitzen_20_1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5cm" svg:height="11cm" svg:x="0.5cm" svg:y="0.5cm">
          <text:p text:style-name="P1"><text:span text:style-name="T1">Intelligent Transportation and Power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8.994cm" svg:x="1cm" svg:y="1.5cm">
          <text:p text:style-name="P1"><text:span text:style-name="T1">Transportation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9cm" svg:x="6.5cm" svg:y="1.5cm">
          <text:p text:style-name="P1"><text:span text:style-name="T1">Power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3cm" svg:x="1.5cm" svg:y="2.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3cm" svg:x="1.5cm" svg:y="6.494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cm" svg:x="8cm" svg:y="2.5cm">
          <text:p text:style-name="P1">Solar</text:p>
          <text:p text:style-name="P1">Pan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cm" svg:x="8cm" svg:y="4.5cm">
          <text:p text:style-name="P1">Charging<text:line-break/>St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cm" svg:x="8cm" svg:y="6.494cm">
          <text:p text:style-name="P1">Power</text:p>
          <text:p text:style-name="P1">Batter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cm" svg:x="8cm" svg:y="8.494cm">
          <text:p text:style-name="P1">Charging<text:line-break/>St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3cm" svg:x="11.5cm" svg:y="2.5cm">
          <text:p text:style-name="P1">Low</text:p>
          <text:p text:style-name="P1">Voltage</text:p>
          <text:p text:style-name="P1">Ne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3cm" svg:x="11.5cm" svg:y="6.494cm">
          <text:p text:style-name="P1">Low</text:p>
          <text:p text:style-name="P1">Voltage</text:p>
          <text:p text:style-name="P1">Ne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7cm" svg:x="15cm" svg:y="2.5cm">
          <text:p text:style-name="P1">Medium</text:p>
          <text:p text:style-name="P1">Voltage</text:p>
          <text:p text:style-name="P1">Net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0.25cm" svg:height="0.25cm" svg:x="9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25cm" svg:height="0.25cm" svg:x="11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125cm" svg:y1="3cm" svg:x2="11.375cm" svg:y2="3cm" draw:start-shape="id1" draw:start-glue-point="10" draw:end-shape="id2" draw:end-glue-point="6" svg:d="M10125 3000h1250" svg:viewBox="0 0 1251 1">
          <text:p text:style-name="P1">Load</text:p>
          <text:p text:style-name="P1"/>
        </draw:connector>
        <draw:custom-shape draw:style-name="gr7" draw:text-style-name="P1" xml:id="id3" draw:id="id3" draw:layer="layout" svg:width="0.25cm" svg:height="0.25cm" svg:x="9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0.25cm" svg:height="0.25cm" svg:x="11.3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125cm" svg:y1="5cm" svg:x2="11.375cm" svg:y2="5cm" draw:start-shape="id3" draw:start-glue-point="10" draw:end-shape="id4" draw:end-glue-point="6" svg:d="M10125 5000h1250" svg:viewBox="0 0 1251 1">
          <text:p text:style-name="P1">Load</text:p>
          <text:p text:style-name="P1"/>
        </draw:connector>
        <draw:custom-shape draw:style-name="gr7" draw:text-style-name="P1" xml:id="id5" draw:id="id5" draw:layer="layout" svg:width="0.25cm" svg:height="0.25cm" svg:x="9.875cm" svg:y="6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0.25cm" svg:height="0.25cm" svg:x="11.375cm" svg:y="6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125cm" svg:y1="6.994cm" svg:x2="11.375cm" svg:y2="6.994cm" draw:start-shape="id5" draw:start-glue-point="10" draw:end-shape="id6" draw:end-glue-point="6" svg:d="M10125 6994h1250" svg:viewBox="0 0 1251 1">
          <text:p text:style-name="P1">Load</text:p>
          <text:p text:style-name="P1"/>
        </draw:connector>
        <draw:custom-shape draw:style-name="gr7" draw:text-style-name="P1" xml:id="id7" draw:id="id7" draw:layer="layout" svg:width="0.25cm" svg:height="0.25cm" svg:x="9.875cm" svg:y="8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0.25cm" svg:height="0.25cm" svg:x="11.375cm" svg:y="8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125cm" svg:y1="8.994cm" svg:x2="11.375cm" svg:y2="8.994cm" draw:start-shape="id7" draw:start-glue-point="10" draw:end-shape="id8" draw:end-glue-point="6" svg:d="M10125 8994h1250" svg:viewBox="0 0 1251 1">
          <text:p text:style-name="P1">Load</text:p>
          <text:p text:style-name="P1"/>
        </draw:connector>
        <draw:custom-shape draw:style-name="gr7" draw:text-style-name="P1" xml:id="id9" draw:id="id9" draw:layer="layout" svg:width="0.25cm" svg:height="0.25cm" svg:x="13.3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0" draw:id="id10" draw:layer="layout" svg:width="0.25cm" svg:height="0.25cm" svg:x="14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3.625cm" svg:y1="4cm" svg:x2="14.875cm" svg:y2="4cm" draw:start-shape="id9" draw:start-glue-point="10" draw:end-shape="id10" draw:end-glue-point="6" svg:d="M13625 4000h1250" svg:viewBox="0 0 1251 1">
          <text:p text:style-name="P1">Load</text:p>
          <text:p text:style-name="P1"/>
        </draw:connector>
        <draw:custom-shape draw:style-name="gr7" draw:text-style-name="P1" xml:id="id11" draw:id="id11" draw:layer="layout" svg:width="0.25cm" svg:height="0.25cm" svg:x="13.375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" draw:id="id12" draw:layer="layout" svg:width="0.25cm" svg:height="0.25cm" svg:x="14.875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3.625cm" svg:y1="8cm" svg:x2="14.875cm" svg:y2="8cm" draw:start-shape="id11" draw:start-glue-point="10" draw:end-shape="id12" draw:end-glue-point="6" svg:d="M13625 8000h1250" svg:viewBox="0 0 1251 1">
          <text:p text:style-name="P1">Load</text:p>
          <text:p text:style-name="P1"/>
        </draw:connector>
        <draw:custom-shape draw:style-name="gr7" draw:text-style-name="P1" xml:id="id13" draw:id="id13" draw:layer="layout" svg:width="0.25cm" svg:height="0.25cm" svg:x="16.8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0.25cm" svg:height="0.25cm" svg:x="18.3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7.125cm" svg:y1="6cm" svg:x2="18.375cm" svg:y2="6cm" draw:start-shape="id13" draw:start-glue-point="10" draw:end-shape="id14" draw:end-glue-point="6" svg:d="M17125 6000h1250" svg:viewBox="0 0 1251 1">
          <text:p text:style-name="P1">Load</text:p>
          <text:p text:style-name="P1"/>
        </draw:connector>
        <draw:custom-shape draw:style-name="gr7" draw:text-style-name="P1" xml:id="id15" draw:id="id15" draw:layer="layout" svg:width="0.25cm" svg:height="0.25cm" svg:x="6.3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" draw:id="id16" draw:layer="layout" svg:width="0.25cm" svg:height="0.25cm" svg:x="7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625cm" svg:y1="5cm" svg:x2="7.875cm" svg:y2="5cm" draw:start-shape="id15" draw:start-glue-point="10" draw:end-shape="id16" draw:end-glue-point="6" svg:d="M6625 5000h1250" svg:viewBox="0 0 1251 1">
          <text:p text:style-name="P1">Load</text:p>
          <text:p text:style-name="P1"/>
        </draw:connector>
        <draw:custom-shape draw:style-name="gr7" draw:text-style-name="P1" xml:id="id17" draw:id="id17" draw:layer="layout" svg:width="0.25cm" svg:height="0.25cm" svg:x="6.375cm" svg:y="8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" draw:id="id18" draw:layer="layout" svg:width="0.25cm" svg:height="0.25cm" svg:x="7.875cm" svg:y="8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625cm" svg:y1="8.994cm" svg:x2="7.875cm" svg:y2="8.994cm" draw:start-shape="id17" draw:start-glue-point="10" draw:end-shape="id18" draw:end-glue-point="6" svg:d="M6625 8994h1250" svg:viewBox="0 0 1251 1">
          <text:p text:style-name="P1">Load</text:p>
          <text:p text:style-name="P1"/>
        </draw:connector>
        <draw:custom-shape draw:style-name="gr7" draw:text-style-name="P1" xml:id="id19" draw:id="id19" draw:layer="layout" svg:width="0.25cm" svg:height="0.25cm" svg:x="3.3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" draw:id="id20" draw:layer="layout" svg:width="0.25cm" svg:height="0.25cm" svg:x="4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625cm" svg:y1="5cm" svg:x2="4.875cm" svg:y2="5cm" draw:start-shape="id19" draw:start-glue-point="10" draw:end-shape="id20" draw:end-glue-point="6" svg:d="M3625 5000h1250" svg:viewBox="0 0 1251 1">
          <text:p text:style-name="P1">Load</text:p>
          <text:p text:style-name="P1"/>
        </draw:connector>
        <draw:custom-shape draw:style-name="gr7" draw:text-style-name="P1" xml:id="id21" draw:id="id21" draw:layer="layout" svg:width="0.25cm" svg:height="0.25cm" svg:x="3.375cm" svg:y="8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2" draw:id="id22" draw:layer="layout" svg:width="0.25cm" svg:height="0.25cm" svg:x="4.875cm" svg:y="8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625cm" svg:y1="8.994cm" svg:x2="4.875cm" svg:y2="8.994cm" draw:start-shape="id21" draw:start-glue-point="10" draw:end-shape="id22" draw:end-glue-point="6" svg:d="M3625 8994h1250" svg:viewBox="0 0 1251 1">
          <text:p text:style-name="P1">Load</text:p>
          <text:p text:style-name="P1"/>
        </draw:connector>
        <draw:custom-shape draw:style-name="gr7" draw:text-style-name="P1" xml:id="id23" draw:id="id23" draw:layer="layout" svg:width="0.25cm" svg:height="0.25cm" svg:x="3.375cm" svg:y="8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4" draw:id="id24" draw:layer="layout" svg:width="0.25cm" svg:height="0.25cm" svg:x="4.875cm" svg:y="8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3.625cm" svg:y1="8.494cm" svg:x2="4.875cm" svg:y2="8.494cm" draw:start-shape="id23" draw:start-glue-point="10" draw:end-shape="id24" draw:end-glue-point="6" svg:d="M3625 8494h1250" svg:viewBox="0 0 1251 1">
          <text:p text:style-name="P1">Edge</text:p>
          <text:p text:style-name="P1"/>
        </draw:connector>
        <draw:custom-shape draw:style-name="gr7" draw:text-style-name="P1" xml:id="id25" draw:id="id25" draw:layer="layout" svg:width="0.25cm" svg:height="0.25cm" svg:x="3.3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6" draw:id="id26" draw:layer="layout" svg:width="0.25cm" svg:height="0.25cm" svg:x="4.8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3.625cm" svg:y1="4.5cm" svg:x2="4.875cm" svg:y2="4.5cm" draw:start-shape="id25" draw:start-glue-point="10" draw:end-shape="id26" draw:end-glue-point="6" svg:d="M3625 4500h1250" svg:viewBox="0 0 1251 1">
          <text:p text:style-name="P1">Edge</text:p>
          <text:p text:style-name="P1"/>
        </draw:connector>
        <draw:connector draw:style-name="gr9" draw:text-style-name="P1" draw:layer="layout" draw:type="curve" svg:x1="5.125cm" svg:y1="8.994cm" svg:x2="6.375cm" svg:y2="8.994cm" draw:start-shape="id22" draw:start-glue-point="10" draw:end-shape="id17" draw:end-glue-point="6" svg:d="M5125 8994h1250" svg:viewBox="0 0 1251 1">
          <text:p/>
        </draw:connector>
        <draw:connector draw:style-name="gr9" draw:text-style-name="P1" draw:layer="layout" draw:type="curve" svg:x1="5.125cm" svg:y1="8.994cm" svg:x2="6.375cm" svg:y2="5cm" draw:start-shape="id22" draw:start-glue-point="10" draw:end-shape="id15" draw:end-glue-point="6" svg:d="M5125 8994c939 0 314-3994 1250-3994" svg:viewBox="0 0 1251 3995">
          <text:p/>
        </draw:connector>
        <draw:custom-shape draw:style-name="gr7" draw:text-style-name="P1" xml:id="id27" draw:id="id27" draw:layer="layout" svg:width="0.25cm" svg:height="0.25cm" svg:x="8.375cm" svg:y="9.3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9" draw:id="id29" draw:layer="layout" svg:width="0.25cm" svg:height="0.25cm" svg:x="9.375cm" svg:y="9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8" draw:id="id28" draw:layer="layout" svg:width="0.25cm" svg:height="0.25cm" svg:x="8.375cm" svg:y="10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30" draw:id="id30" draw:layer="layout" svg:width="0.25cm" svg:height="0.25cm" svg:x="9.375cm" svg:y="10.369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8.5cm" svg:y1="9.619cm" svg:x2="8.5cm" svg:y2="10.369cm" draw:start-shape="id27" draw:start-glue-point="2" draw:end-shape="id28" draw:end-glue-point="0" svg:d="M8500 9619v750" svg:viewBox="0 0 1 751">
          <text:p text:style-name="P1">Valid</text:p>
        </draw:connector>
        <draw:connector draw:style-name="gr8" draw:text-style-name="P1" draw:layer="layout" draw:type="line" svg:x1="9.5cm" svg:y1="9.619cm" svg:x2="9.5cm" svg:y2="10.369cm" draw:start-shape="id29" draw:start-glue-point="2" draw:end-shape="id30" draw:end-glue-point="0" svg:d="M9500 9619v750" svg:viewBox="0 0 1 751">
          <text:p text:style-name="P1">Cost</text:p>
        </draw:connector>
        <draw:custom-shape draw:style-name="gr7" draw:text-style-name="P1" xml:id="id31" draw:id="id31" draw:layer="layout" svg:width="0.25cm" svg:height="0.25cm" svg:x="8.375cm" svg:y="7.3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3" draw:id="id33" draw:layer="layout" svg:width="0.25cm" svg:height="0.25cm" svg:x="9.375cm" svg:y="7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32" draw:id="id32" draw:layer="layout" svg:width="0.25cm" svg:height="0.25cm" svg:x="8.375cm" svg:y="8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34" draw:id="id34" draw:layer="layout" svg:width="0.25cm" svg:height="0.25cm" svg:x="9.375cm" svg:y="8.37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8.5cm" svg:y1="7.625cm" svg:x2="8.5cm" svg:y2="8.375cm" draw:start-shape="id31" draw:start-glue-point="2" draw:end-shape="id32" draw:end-glue-point="0" svg:d="M8500 7625v750" svg:viewBox="0 0 1 751">
          <text:p text:style-name="P1">Valid</text:p>
        </draw:connector>
        <draw:connector draw:style-name="gr8" draw:text-style-name="P1" draw:layer="layout" draw:type="line" svg:x1="9.5cm" svg:y1="7.625cm" svg:x2="9.5cm" svg:y2="8.375cm" draw:start-shape="id33" draw:start-glue-point="2" draw:end-shape="id34" draw:end-glue-point="0" svg:d="M9500 7625v750" svg:viewBox="0 0 1 751">
          <text:p text:style-name="P1">Cost</text:p>
        </draw:connector>
        <draw:custom-shape draw:style-name="gr7" draw:text-style-name="P1" draw:layer="layout" svg:width="0.25cm" svg:height="0.25cm" svg:x="8.373cm" svg:y="7.3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cm" svg:height="0.25cm" svg:x="9.373cm" svg:y="7.3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5" draw:id="id35" draw:layer="layout" svg:width="0.25cm" svg:height="0.25cm" svg:x="11.875cm" svg:y="9.3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7" draw:id="id37" draw:layer="layout" svg:width="0.25cm" svg:height="0.25cm" svg:x="12.875cm" svg:y="9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36" draw:id="id36" draw:layer="layout" svg:width="0.25cm" svg:height="0.25cm" svg:x="11.875cm" svg:y="10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38" draw:id="id38" draw:layer="layout" svg:width="0.25cm" svg:height="0.25cm" svg:x="12.875cm" svg:y="10.37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2cm" svg:y1="9.625cm" svg:x2="12cm" svg:y2="10.375cm" draw:start-shape="id35" draw:start-glue-point="2" draw:end-shape="id36" draw:end-glue-point="0" svg:d="M12000 9625v750" svg:viewBox="0 0 1 751">
          <text:p text:style-name="P1">Valid</text:p>
        </draw:connector>
        <draw:connector draw:style-name="gr8" draw:text-style-name="P1" draw:layer="layout" draw:type="line" svg:x1="13cm" svg:y1="9.625cm" svg:x2="13cm" svg:y2="10.375cm" draw:start-shape="id37" draw:start-glue-point="2" draw:end-shape="id38" draw:end-glue-point="0" svg:d="M13000 9625v750" svg:viewBox="0 0 1 751">
          <text:p text:style-name="P1">Cost</text:p>
        </draw:connector>
        <draw:custom-shape draw:style-name="gr7" draw:text-style-name="P1" xml:id="id39" draw:id="id39" draw:layer="layout" svg:width="0.25cm" svg:height="0.25cm" svg:x="15.375cm" svg:y="9.3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1" draw:id="id41" draw:layer="layout" svg:width="0.25cm" svg:height="0.25cm" svg:x="16.375cm" svg:y="9.3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0" draw:id="id40" draw:layer="layout" svg:width="0.25cm" svg:height="0.25cm" svg:x="15.375cm" svg:y="10.3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2" draw:id="id42" draw:layer="layout" svg:width="0.25cm" svg:height="0.25cm" svg:x="16.375cm" svg:y="10.38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5.5cm" svg:y1="9.637cm" svg:x2="15.5cm" svg:y2="10.387cm" draw:start-shape="id39" draw:start-glue-point="2" draw:end-shape="id40" draw:end-glue-point="0" svg:d="M15500 9637v750" svg:viewBox="0 0 1 751">
          <text:p text:style-name="P1">Valid</text:p>
        </draw:connector>
        <draw:connector draw:style-name="gr8" draw:text-style-name="P1" draw:layer="layout" draw:type="line" svg:x1="16.5cm" svg:y1="9.637cm" svg:x2="16.5cm" svg:y2="10.387cm" draw:start-shape="id41" draw:start-glue-point="2" draw:end-shape="id42" draw:end-glue-point="0" svg:d="M16500 9637v750" svg:viewBox="0 0 1 751">
          <text:p text:style-name="P1">Cost</text:p>
        </draw:connector>
        <draw:custom-shape draw:style-name="gr7" draw:text-style-name="P1" draw:layer="layout" svg:width="0.25cm" svg:height="0.25cm" svg:x="16.373cm" svg:y="9.3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3" draw:id="id43" draw:layer="layout" svg:width="0.25cm" svg:height="0.25cm" svg:x="1.875cm" svg:y="9.3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5" draw:id="id45" draw:layer="layout" svg:width="0.25cm" svg:height="0.25cm" svg:x="2.875cm" svg:y="9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4" draw:id="id44" draw:layer="layout" svg:width="0.25cm" svg:height="0.25cm" svg:x="1.875cm" svg:y="10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6" draw:id="id46" draw:layer="layout" svg:width="0.25cm" svg:height="0.25cm" svg:x="2.875cm" svg:y="10.369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cm" svg:y1="9.619cm" svg:x2="2cm" svg:y2="10.369cm" draw:start-shape="id43" draw:start-glue-point="2" draw:end-shape="id44" draw:end-glue-point="0" svg:d="M2000 9619v750" svg:viewBox="0 0 1 751">
          <text:p text:style-name="P1">Valid</text:p>
        </draw:connector>
        <draw:connector draw:style-name="gr8" draw:text-style-name="P1" draw:layer="layout" draw:type="line" svg:x1="3cm" svg:y1="9.619cm" svg:x2="3cm" svg:y2="10.369cm" draw:start-shape="id45" draw:start-glue-point="2" draw:end-shape="id46" draw:end-glue-point="0" svg:d="M3000 9619v750" svg:viewBox="0 0 1 751">
          <text:p text:style-name="P1">Cost</text:p>
        </draw:connector>
        <draw:custom-shape draw:style-name="gr7" draw:text-style-name="P1" xml:id="id47" draw:id="id47" draw:layer="layout" svg:width="0.25cm" svg:height="0.25cm" svg:x="1.875cm" svg:y="5.3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9" draw:id="id49" draw:layer="layout" svg:width="0.25cm" svg:height="0.25cm" svg:x="2.875cm" svg:y="5.3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8" draw:id="id48" draw:layer="layout" svg:width="0.25cm" svg:height="0.25cm" svg:x="1.875cm" svg:y="6.3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0" draw:id="id50" draw:layer="layout" svg:width="0.25cm" svg:height="0.25cm" svg:x="2.875cm" svg:y="6.38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cm" svg:y1="5.631cm" svg:x2="2cm" svg:y2="6.381cm" draw:start-shape="id47" draw:start-glue-point="2" draw:end-shape="id48" draw:end-glue-point="0" svg:d="M2000 5631v750" svg:viewBox="0 0 1 751">
          <text:p text:style-name="P1">Valid</text:p>
        </draw:connector>
        <draw:connector draw:style-name="gr8" draw:text-style-name="P1" draw:layer="layout" draw:type="line" svg:x1="3cm" svg:y1="5.631cm" svg:x2="3cm" svg:y2="6.381cm" draw:start-shape="id49" draw:start-glue-point="2" draw:end-shape="id50" draw:end-glue-point="0" svg:d="M3000 5631v750" svg:viewBox="0 0 1 751">
          <text:p text:style-name="P1">Cost</text:p>
        </draw:connector>
        <draw:custom-shape draw:style-name="gr7" draw:text-style-name="P1" xml:id="id51" draw:id="id51" draw:layer="layout" svg:width="0.25cm" svg:height="0.25cm" svg:x="8.375cm" svg:y="5.3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3" draw:id="id53" draw:layer="layout" svg:width="0.25cm" svg:height="0.25cm" svg:x="9.375cm" svg:y="5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2" draw:id="id52" draw:layer="layout" svg:width="0.25cm" svg:height="0.25cm" svg:x="8.375cm" svg:y="6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4" draw:id="id54" draw:layer="layout" svg:width="0.25cm" svg:height="0.25cm" svg:x="9.375cm" svg:y="6.37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8.5cm" svg:y1="5.625cm" svg:x2="8.5cm" svg:y2="6.375cm" draw:start-shape="id51" draw:start-glue-point="2" draw:end-shape="id52" draw:end-glue-point="0" svg:d="M8500 5625v750" svg:viewBox="0 0 1 751">
          <text:p text:style-name="P1">Valid</text:p>
        </draw:connector>
        <draw:connector draw:style-name="gr8" draw:text-style-name="P1" draw:layer="layout" draw:type="line" svg:x1="9.5cm" svg:y1="5.625cm" svg:x2="9.5cm" svg:y2="6.375cm" draw:start-shape="id53" draw:start-glue-point="2" draw:end-shape="id54" draw:end-glue-point="0" svg:d="M9500 5625v750" svg:viewBox="0 0 1 751">
          <text:p text:style-name="P1">Cost</text:p>
        </draw:connector>
        <draw:custom-shape draw:style-name="gr7" draw:text-style-name="P1" xml:id="id55" draw:id="id55" draw:layer="layout" svg:width="0.25cm" svg:height="0.25cm" svg:x="8.375cm" svg:y="3.3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7" draw:id="id57" draw:layer="layout" svg:width="0.25cm" svg:height="0.25cm" svg:x="9.375cm" svg:y="3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6" draw:id="id56" draw:layer="layout" svg:width="0.25cm" svg:height="0.25cm" svg:x="8.375cm" svg:y="4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8" draw:id="id58" draw:layer="layout" svg:width="0.25cm" svg:height="0.25cm" svg:x="9.375cm" svg:y="4.37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8.5cm" svg:y1="3.625cm" svg:x2="8.5cm" svg:y2="4.375cm" draw:start-shape="id55" draw:start-glue-point="2" draw:end-shape="id56" draw:end-glue-point="0" svg:d="M8500 3625v750" svg:viewBox="0 0 1 751">
          <text:p text:style-name="P1">Valid</text:p>
        </draw:connector>
        <draw:connector draw:style-name="gr8" draw:text-style-name="P1" draw:layer="layout" draw:type="line" svg:x1="9.5cm" svg:y1="3.625cm" svg:x2="9.5cm" svg:y2="4.375cm" draw:start-shape="id57" draw:start-glue-point="2" draw:end-shape="id58" draw:end-glue-point="0" svg:d="M9500 3625v750" svg:viewBox="0 0 1 751">
          <text:p text:style-name="P1">Cost</text:p>
        </draw:connector>
        <draw:custom-shape draw:style-name="gr7" draw:text-style-name="P1" xml:id="id59" draw:id="id59" draw:layer="layout" svg:width="0.25cm" svg:height="0.25cm" svg:x="11.875cm" svg:y="5.3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61" draw:id="id61" draw:layer="layout" svg:width="0.25cm" svg:height="0.25cm" svg:x="12.875cm" svg:y="5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0" draw:id="id60" draw:layer="layout" svg:width="0.25cm" svg:height="0.25cm" svg:x="11.875cm" svg:y="6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2" draw:id="id62" draw:layer="layout" svg:width="0.25cm" svg:height="0.25cm" svg:x="12.875cm" svg:y="6.37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2cm" svg:y1="5.625cm" svg:x2="12cm" svg:y2="6.375cm" draw:start-shape="id59" draw:start-glue-point="2" draw:end-shape="id60" draw:end-glue-point="0" svg:d="M12000 5625v750" svg:viewBox="0 0 1 751">
          <text:p text:style-name="P1">Valid</text:p>
        </draw:connector>
        <draw:connector draw:style-name="gr8" draw:text-style-name="P1" draw:layer="layout" draw:type="line" svg:x1="13cm" svg:y1="5.625cm" svg:x2="13cm" svg:y2="6.375cm" draw:start-shape="id61" draw:start-glue-point="2" draw:end-shape="id62" draw:end-glue-point="0" svg:d="M13000 5625v750" svg:viewBox="0 0 1 751">
          <text:p text:style-name="P1">Cost</text:p>
        </draw:connector>
        <draw:custom-shape draw:style-name="gr7" draw:text-style-name="P1" xml:id="id63" draw:id="id63" draw:layer="layout" svg:width="0.25cm" svg:height="0.25cm" svg:x="2.375cm" svg:y="10.3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65" draw:id="id65" draw:layer="layout" svg:width="0.25cm" svg:height="0.25cm" svg:x="3.375cm" svg:y="10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4" draw:id="id64" draw:layer="layout" svg:width="0.25cm" svg:height="0.25cm" svg:x="2.375cm" svg:y="11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6" draw:id="id66" draw:layer="layout" svg:width="0.25cm" svg:height="0.25cm" svg:x="3.375cm" svg:y="11.37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.5cm" svg:y1="10.625cm" svg:x2="2.5cm" svg:y2="11.375cm" draw:start-shape="id63" draw:start-glue-point="2" draw:end-shape="id64" draw:end-glue-point="0" svg:d="M2500 10625v750" svg:viewBox="0 0 1 751">
          <text:p text:style-name="P1">Valid</text:p>
        </draw:connector>
        <draw:connector draw:style-name="gr8" draw:text-style-name="P1" draw:layer="layout" draw:type="line" svg:x1="3.5cm" svg:y1="10.625cm" svg:x2="3.5cm" svg:y2="11.375cm" draw:start-shape="id65" draw:start-glue-point="2" draw:end-shape="id66" draw:end-glue-point="0" svg:d="M3500 10625v750" svg:viewBox="0 0 1 751">
          <text:p text:style-name="P1">Cost</text:p>
        </draw:connector>
        <draw:custom-shape draw:style-name="gr7" draw:text-style-name="P1" xml:id="id67" draw:id="id67" draw:layer="layout" svg:width="0.25cm" svg:height="0.25cm" svg:x="11.875cm" svg:y="10.3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69" draw:id="id69" draw:layer="layout" svg:width="0.25cm" svg:height="0.25cm" svg:x="12.875cm" svg:y="10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8" draw:id="id68" draw:layer="layout" svg:width="0.25cm" svg:height="0.25cm" svg:x="11.875cm" svg:y="11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0" draw:id="id70" draw:layer="layout" svg:width="0.25cm" svg:height="0.25cm" svg:x="12.875cm" svg:y="11.37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2cm" svg:y1="10.625cm" svg:x2="12cm" svg:y2="11.375cm" draw:start-shape="id67" draw:start-glue-point="2" draw:end-shape="id68" draw:end-glue-point="0" svg:d="M12000 10625v750" svg:viewBox="0 0 1 751">
          <text:p text:style-name="P1">Valid</text:p>
        </draw:connector>
        <draw:connector draw:style-name="gr8" draw:text-style-name="P1" draw:layer="layout" draw:type="line" svg:x1="13cm" svg:y1="10.625cm" svg:x2="13cm" svg:y2="11.375cm" draw:start-shape="id69" draw:start-glue-point="2" draw:end-shape="id70" draw:end-glue-point="0" svg:d="M13000 10625v750" svg:viewBox="0 0 1 751">
          <text:p text:style-name="P1">Cost</text:p>
        </draw:connector>
        <draw:connector draw:style-name="gr11" draw:text-style-name="P1" draw:layer="layout" draw:type="curve" svg:x1="5.125cm" svg:y1="5cm" svg:x2="6.375cm" svg:y2="5cm" draw:start-shape="id20" draw:start-glue-point="10" draw:end-shape="id15" draw:end-glue-point="6" svg:d="M5125 5000h1250" svg:viewBox="0 0 1251 1">
          <text:p/>
        </draw:connector>
        <draw:connector draw:style-name="gr12" draw:text-style-name="P4" draw:layer="layout" draw:type="curve" svg:x1="5.125cm" svg:y1="5cm" svg:x2="6.375cm" svg:y2="8.994cm" draw:start-shape="id20" draw:start-glue-point="10" draw:end-shape="id17" draw:end-glue-point="6" svg:d="M5125 5000c939 0 314 3994 1250 3994" svg:viewBox="0 0 1251 3995">
          <text:p text:style-name="P4"><text:span text:style-name="T2">Dynamic</text:span></text:p>
          <text:p text:style-name="P4"><text:span text:style-name="T2">Channels</text:span></text:p>
        </draw:connector>
        <draw:custom-shape draw:style-name="gr7" draw:text-style-name="P1" xml:id="id71" draw:id="id71" draw:layer="layout" svg:width="0.25cm" svg:height="0.25cm" svg:x="9.125cm" svg:y="11.3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73" draw:id="id73" draw:layer="layout" svg:width="0.25cm" svg:height="0.25cm" svg:x="10.125cm" svg:y="11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2" draw:id="id72" draw:layer="layout" svg:width="0.25cm" svg:height="0.25cm" svg:x="9.125cm" svg:y="12.3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4" draw:id="id74" draw:layer="layout" svg:width="0.25cm" svg:height="0.25cm" svg:x="10.125cm" svg:y="12.37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9.25cm" svg:y1="11.625cm" svg:x2="9.25cm" svg:y2="12.375cm" draw:start-shape="id71" draw:start-glue-point="2" draw:end-shape="id72" draw:end-glue-point="0" svg:d="M9250 11625v750" svg:viewBox="0 0 1 751">
          <text:p text:style-name="P1">Valid</text:p>
        </draw:connector>
        <draw:connector draw:style-name="gr8" draw:text-style-name="P1" draw:layer="layout" draw:type="line" svg:x1="10.25cm" svg:y1="11.625cm" svg:x2="10.25cm" svg:y2="12.375cm" draw:start-shape="id73" draw:start-glue-point="2" draw:end-shape="id74" draw:end-glue-point="0" svg:d="M10250 11625v750" svg:viewBox="0 0 1 751">
          <text:p text:style-name="P1">Cos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9.5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9:04:00.459000000</meta:creation-date>
    <dc:date>2015-02-09T19:30:47.897000000</dc:date>
    <meta:editing-duration>PT9M16S</meta:editing-duration>
    <meta:editing-cycles>15</meta:editing-cycles>
    <meta:generator>LibreOffice/4.3.5.2$Windows_x86 LibreOffice_project/3a87456aaa6a95c63eea1c1b3201acedf0751bd5</meta:generator>
    <meta:document-statistic meta:object-count="130"/>
  </office:meta>
</office:document-meta>
</file>